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middle" draw:auto-grow-height="false" fo:min-height="1.046cm" fo:min-width="18.546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svg:stroke-width="0cm" svg:stroke-color="#000000" draw:marker-start="Component" draw:marker-start-width="0.35cm" draw:marker-start-center="false" draw:marker-end="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8.4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svg:stroke-linecap="butt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6.848cm" fo:min-width="18.448cm" fo:padding-top="0.151cm" fo:padding-bottom="0.151cm" fo:padding-left="0.276cm" fo:padding-right="0.276cm" loext:decorative="false"/>
    </style:style>
    <style:style style:name="gr11" style:family="graphic">
      <style:graphic-properties loext:decorative="false"/>
    </style:style>
    <style:style style:name="gr1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4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svg:stroke-linecap="butt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7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svg:stroke-linecap="butt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Liberation Sans2" style:font-size-asian="12pt" style:font-style-asian="normal" style:font-weight-asian="normal" style:font-name-complex="Liberation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lue-point draw:id="4" svg:x="3cm" svg:y="-5cm"/>
          <draw:glue-point draw:id="5" svg:x="1cm" svg:y="-5cm"/>
          <draw:glue-point draw:id="6" svg:x="-1cm" svg:y="-5cm"/>
          <draw:glue-point draw:id="7" svg:x="-3cm" svg:y="-5cm"/>
          <draw:glue-point draw:id="8" svg:x="-5cm" svg:y="-2.5cm"/>
          <draw:glue-point draw:id="9" svg:x="-5cm" svg:y="2.5cm"/>
          <draw:glue-point draw:id="10" svg:x="-3cm" svg:y="5cm"/>
          <draw:glue-point draw:id="11" svg:x="-1cm" svg:y="5cm"/>
          <draw:glue-point draw:id="12" svg:x="1cm" svg:y="5cm"/>
          <draw:glue-point draw:id="13" svg:x="3cm" svg:y="5cm"/>
          <draw:glue-point draw:id="14" svg:x="5cm" svg:y="2.5cm"/>
          <draw:glue-point draw:id="15" svg:x="5cm" svg:y="-2.5cm"/>
          <draw:custom-shape draw:style-name="gr2" draw:text-style-name="P2" xml:id="id1" draw:id="id1" draw:layer="layout" svg:width="19cm" svg:height="1.25cm" svg:x="1cm" svg:y="9.6cm">
            <draw:glue-point draw:id="4" svg:x="1cm" svg:y="5cm"/>
            <draw:glue-point draw:id="5" svg:x="3cm" svg:y="5cm"/>
            <draw:glue-point draw:id="6" svg:x="-1cm" svg:y="5cm"/>
            <draw:glue-point draw:id="7" svg:x="-3cm" svg:y="5cm"/>
            <draw:glue-point draw:id="8" svg:x="-5cm" svg:y="2.5cm"/>
            <draw:glue-point draw:id="9" svg:x="-5cm" svg:y="-2.5cm"/>
            <draw:glue-point draw:id="10" svg:x="-3cm" svg:y="-5cm"/>
            <draw:glue-point draw:id="11" svg:x="-1cm" svg:y="-5cm"/>
            <draw:glue-point draw:id="12" svg:x="1cm" svg:y="-5cm"/>
            <draw:glue-point draw:id="13" svg:x="3cm" svg:y="-5cm"/>
            <draw:glue-point draw:id="14" svg:x="5cm" svg:y="-2.5cm"/>
            <draw:glue-point draw:id="15" svg:x="5cm" svg:y="2.5cm"/>
            <draw:glue-point draw:id="16" svg:x="-0.47cm" svg:y="0.277cm" draw:align="top-right"/>
            <draw:glue-point draw:id="17" svg:x="-0.47cm" svg:y="0.527cm" draw:align="top-right"/>
            <text:p text:style-name="P1"><text:span text:style-name="T1">Hardware Abstraction Layer (HAL)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draw:type="line" svg:x1="19.53cm" svg:y1="9.877cm" svg:x2="19.53cm" svg:y2="10.127cm" draw:start-shape="id1" draw:start-glue-point="16" draw:end-shape="id1" draw:end-glue-point="17" svg:d="M19530 9877v250" svg:viewBox="0 0 1 251">
            <text:p/>
          </draw:connector>
        </draw:g>
        <draw:g draw:style-name="gr1" xml:id="id2" draw:id="id2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glue-point draw:id="18" svg:x="3.876cm" svg:y="3.406cm"/>
          <draw:custom-shape draw:style-name="gr4" draw:text-style-name="P5" draw:layer="layout" svg:width="8.9cm" svg:height="0.679cm" svg:x="1.6cm" svg:y="11.715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4"><text:span text:style-name="T2">GPIO_Status_and_contr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draw:layer="layout" svg:width="8.9cm" svg:height="1.255cm" svg:x="1.6cm" svg:y="12.394cm">
            <text:p text:style-name="P6"><text:span text:style-name="T3">LEDS</text:span></text:p>
            <text:p text:style-name="P6"><text:span text:style-name="T3">BUTT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8.9cm" svg:height="3.357cm" svg:x="1.6cm" svg:y="13.64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6"><text:span text:style-name="T3">+ set_led_on(led_name:str)</text:span></text:p>
            <text:p text:style-name="P6"><text:span text:style-name="T3">+ set_led_off(led_name:str)</text:span></text:p>
            <text:p text:style-name="P6"><text:span text:style-name="T3">+ get_led_status(led_name:str)</text:span></text:p>
            <text:p text:style-name="P6"><text:span text:style-name="T3">+ get_button(button_name:str)</text:span></text:p>
            <text:p text:style-name="P6"><text:span text:style-name="T3">+ set_button_press_callback(button_name:str)</text:span></text:p>
            <text:p text:style-name="P6"><text:span text:style-name="T3">+ set_button_long_press_callback(button_name:str)</text:span></text:p>
            <text:p text:style-name="P6"><text:span text:style-name="T3">+ GPIO_config(): static</text:span></text:p>
            <text:p text:style-name="P6"><text:span text:style-name="T3">+ GPIO_cleanup(): static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3" draw:id="id3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glue-point draw:id="16" svg:x="-5cm" svg:y="3.835cm"/>
          <draw:custom-shape draw:style-name="gr7" draw:text-style-name="P5" draw:layer="layout" svg:width="9.25cm" svg:height="1.153cm" svg:x="10.75cm" svg:y="2.604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4"><text:span text:style-name="T2">«constants»</text:span></text:p>
            <text:p text:style-name="P4"><text:span text:style-name="T2">oradio_con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9.25cm" svg:height="0.993cm" svg:x="10.75cm" svg:y="3.757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6"><text:span text:style-name="T3">+ LEDS: dict[led_name, pin_number]</text:span></text:p>
            <text:p text:style-name="P6"><text:span text:style-name="T3">+ BUTTONS: dict[button_name, pin_number]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9" draw:text-style-name="P8" draw:layer="layout" svg:x1="10.5cm" svg:y1="13.532cm" svg:x2="15.375cm" svg:y2="4.75cm" draw:start-shape="id2" draw:start-glue-point="16" draw:end-shape="id3" draw:end-glue-point="2" svg:d="M10500 13532h4875v-8782" svg:viewBox="0 0 4876 8783">
          <text:p/>
        </draw:connector>
        <draw:custom-shape draw:style-name="gr10" draw:text-style-name="P9" draw:layer="layout" svg:width="19cm" svg:height="7.15cm" svg:x="1cm" svg:y="10.85cm">
          <text:p/>
          <draw:enhanced-geometry svg:viewBox="0 0 21600 21600" draw:type="rectangle" draw:enhanced-path="M 0 0 L 21600 0 21600 21600 0 21600 0 0 Z N"/>
        </draw:custom-shape>
        <draw:g draw:style-name="gr1" xml:id="id4" draw:id="id4">
          <draw:g draw:style-name="gr11">
            <draw:polygon draw:style-name="gr12" draw:text-style-name="P12" draw:layer="layout" svg:width="6.432cm" svg:height="2.999cm" svg:x="1.864cm" svg:y="1.442cm" svg:viewBox="0 0 6433 3000" draw:points="0,0 4827,0 6433,546 6433,3000 0,3000">
              <text:p text:style-name="P10"><text:span text:style-name="T1">«led_name»</text:span></text:p>
              <text:p text:style-name="P11"><text:span text:style-name="T4">LED_PLAY = ”LedPlay</text:span></text:p>
              <text:p text:style-name="P11"><text:span text:style-name="T4">LED_STOP = ”LedStop”</text:span></text:p>
              <text:p text:style-name="P11"><text:span text:style-name="T4">LED_PRESET1 = ”LedPreset1”</text:span></text:p>
              <text:p text:style-name="P11"><text:span text:style-name="T4">LED_PRESET2 = ”LedPreset2”</text:span></text:p>
              <text:p text:style-name="P11"><text:span text:style-name="T4">LED_PRESET3 = ”LedPreset3”</text:span></text:p>
            </draw:polygon>
            <draw:polygon draw:style-name="gr13" draw:text-style-name="P13" draw:layer="layout" svg:width="1.608cm" svg:height="0.545cm" svg:x="6.691cm" svg:y="1.442cm" svg:viewBox="0 0 1609 546" draw:points="0,0 1609,546 0,546">
              <text:p/>
            </draw:polygon>
          </draw:g>
        </draw:g>
        <draw:connector draw:style-name="gr14" draw:text-style-name="P8" draw:layer="layout" svg:x1="10.75cm" svg:y1="4.095cm" svg:x2="8.3cm" svg:y2="2.942cm" draw:start-shape="id3" draw:start-glue-point="9" draw:end-shape="id4" draw:end-glue-point="1" svg:d="M10750 4095h-1225v-1153h-1225" svg:viewBox="0 0 2451 1154">
          <text:p/>
        </draw:connector>
        <draw:g draw:style-name="gr1" xml:id="id5" draw:id="id5">
          <draw:g draw:style-name="gr11">
            <draw:polygon draw:style-name="gr15" draw:text-style-name="P12" draw:layer="layout" svg:width="6.496cm" svg:height="2.999cm" svg:x="2cm" svg:y="5.35cm" svg:viewBox="0 0 6497 3000" draw:points="0,0 4875,0 6497,546 6497,3000 0,3000">
              <text:p text:style-name="P10"><text:span text:style-name="T1">«button_name»</text:span></text:p>
              <text:p text:style-name="P11"><text:span text:style-name="T4">BUTTON_PLAY = ”ButtonPlay</text:span></text:p>
              <text:p text:style-name="P11"><text:span text:style-name="T4">BUTTON_STOP = ”ButtonStop”</text:span></text:p>
              <text:p text:style-name="P11"><text:span text:style-name="T4">BUTTON_PRESET1 = ”ButtonPreset1”</text:span></text:p>
              <text:p text:style-name="P11"><text:span text:style-name="T4">BUTTON_PRESET2 = ”ButtonPreset2”</text:span></text:p>
              <text:p text:style-name="P11"><text:span text:style-name="T4">BUTTON_PRESET3 = ”ButtonPreset3”</text:span></text:p>
            </draw:polygon>
            <draw:polygon draw:style-name="gr16" draw:text-style-name="P13" draw:layer="layout" svg:width="1.624cm" svg:height="0.545cm" svg:x="6.875cm" svg:y="5.35cm" svg:viewBox="0 0 1625 546" draw:points="0,0 1625,546 0,546">
              <text:p/>
            </draw:polygon>
          </draw:g>
        </draw:g>
        <draw:connector draw:style-name="gr17" draw:text-style-name="P8" draw:layer="layout" svg:x1="10.75cm" svg:y1="4.499cm" svg:x2="8.5cm" svg:y2="6.85cm" draw:start-shape="id3" draw:start-glue-point="16" draw:end-shape="id5" svg:d="M10750 4499h-1125v2351h-1125" svg:viewBox="0 0 2251 23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omponent" svg:viewBox="0 0 338 419" svg:d="M1 86c1-2 2-3 4-4 1-1 2-1 4-1h55v-72c0-2 0-3 1-4 1-2 2-3 4-4 1-1 2-1 4-1h256c2 0 3 0 5 1 1 1 2 2 3 4 1 1 1 2 1 4v400c0 2 0 3-1 5-1 1-2 2-3 3-2 1-3 1-5 1h-252c-1 1-3 1-4 1-2 0-3 0-4-1-2-1-3-2-4-3-1-2-1-3-1-5v-1-70h-55c-2 0-3 0-4-1-2-1-3-2-4-3-1-2-1-3-1-5v-80c0-2 0-3 1-4 1-2 2-3 4-4 1-1 2-1 4-1h55v-63h-51c-1 1-3 1-4 1-2 0-3 0-4-1-2-1-3-2-4-3-1-2-1-3-1-5v-1-79c0-2 0-3 1-4zM137 81c2 0 3 0 5 1 1 1 2 2 3 4 1 1 1 2 1 4v79 1c0 2 0 3-1 5-1 1-2 2-3 3-2 1-3 1-5 1-1 0-3 0-4-1h-51v63h55c2 0 3 0 5 1 1 1 2 2 3 4 1 1 1 2 1 4v80c0 2 0 3-1 5-1 1-2 2-3 3-2 1-3 1-5 1h-55v61h238v-382h-238v63zM18 99v61h55 55v-61zM128 321v-62h-110v62h55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08T15:08:38.433065600</meta:creation-date>
    <meta:editing-duration>PT1H16M30S</meta:editing-duration>
    <meta:editing-cycles>15</meta:editing-cycles>
    <meta:generator>LibreOffice/25.8.2.2$Windows_X86_64 LibreOffice_project/d401f2107ccab8f924a8e2df40f573aab7605b6f</meta:generator>
    <dc:date>2025-11-10T18:10:25.016690500</dc:date>
    <meta:document-statistic meta:object-count="22"/>
  </office:meta>
</office:document-meta>
</file>